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2"/>
    <style:style style:name="ce19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5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2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5:14:44.422528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57M23S</meta:editing-duration>
    <meta:editing-cycles>8</meta:editing-cycles>
    <meta:generator>LibreOffice/4.4.4.3$Linux_X86_64 LibreOffice_project/40m0$Build-3</meta:generator>
    <dc:date>2017-03-27T16:20:58.487634012</dc:date>
    <dc:creator>Costinel E284672nbsp;</dc:creator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9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39cm" svg:y="0.907cm" svg:width="15.986cm" svg:height="6.3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8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471cm" svg:y="1.524cm" svg:width="13.67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cm" svg:y="1.553cm" svg:width="14.23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6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001cm" svg:y="0.65cm" svg:width="16.767cm" svg:height="6.78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